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6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rnierserie 2025 R2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number-columns-repeated="4" table:default-cell-style-name="ce3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Turnierserie 2025</text:p>
          </table:table-cell>
          <table:table-cell table:style-name="ce1"/>
          <table:table-cell table:style-name="ce1" office:value-type="string" calcext:value-type="string">
            <text:p>Runde 1</text:p>
          </table:table-cell>
          <table:table-cell table:style-name="ce1" office:value-type="string" calcext:value-type="string">
            <text:p>Runde 2</text:p>
          </table:table-cell>
          <table:table-cell table:style-name="ce1" office:value-type="string" calcext:value-type="string">
            <text:p>Runde 3</text:p>
          </table:table-cell>
          <table:table-cell table:style-name="ce1" table:number-columns-repeated="2"/>
          <table:table-cell table:style-name="ce1" office:value-type="string" calcext:value-type="string">
            <text:p>Summe</text:p>
          </table:table-cell>
          <table:table-cell table:style-name="ce4" table:number-columns-repeated="16376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nkte</text:p>
          </table:table-cell>
          <table:table-cell table:style-name="ce1" table:number-columns-repeated="4"/>
          <table:table-cell table:style-name="ce1" office:value-type="string" calcext:value-type="string">
            <text:p>Gesamtpunkte</text:p>
          </table:table-cell>
          <table:table-cell table:style-name="ce4" table:number-columns-repeated="16376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ico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6" calcext:value-type="float">
            <text:p>6,0</text:p>
          </table:table-cell>
          <table:table-cell table:number-columns-repeated="2"/>
          <table:table-cell table:formula="of:=SUM([.C3:.G3])" office:value-type="float" office:value="19.5" calcext:value-type="float">
            <text:p>19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Tim <text:s/></text:p>
          </table:table-cell>
          <table:table-cell office:value-type="float" office:value="6" calcext:value-type="float">
            <text:p>6,0</text:p>
          </table:table-cell>
          <table:table-cell office:value-type="float" office:value="5" calcext:value-type="float">
            <text:p>5,0</text:p>
          </table:table-cell>
          <table:table-cell table:number-columns-repeated="3"/>
          <table:table-cell table:formula="of:=SUM([.C4:.G4])" office:value-type="float" office:value="11" calcext:value-type="float">
            <text:p>11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Kilian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,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table:formula="of:=SUM([.C5:.G5])" office:value-type="float" office:value="14" calcext:value-type="float">
            <text:p>14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Jo</text:p>
          </table:table-cell>
          <table:table-cell office:value-type="float" office:value="5" calcext:value-type="float">
            <text:p>5,0</text:p>
          </table:table-cell>
          <table:table-cell office:value-type="float" office:value="4" calcext:value-type="float">
            <text:p>4,0</text:p>
          </table:table-cell>
          <table:table-cell table:number-columns-repeated="3"/>
          <table:table-cell table:formula="of:=SUM([.C6:.G6])" office:value-type="float" office:value="9" calcext:value-type="float">
            <text:p>9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Kiara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,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table:formula="of:=SUM([.C7:.G7])" office:value-type="float" office:value="11" calcext:value-type="float">
            <text:p>11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Yann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formula="of:=SUM([.C8:.G8])" office:value-type="float" office:value="7" calcext:value-type="float">
            <text:p>7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,0</text:p>
          </table:table-cell>
          <table:table-cell office:value-type="float" office:value="4" calcext:value-type="float">
            <text:p>4,0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formula="of:=SUM([.C9:.G9])" office:value-type="float" office:value="7" calcext:value-type="float">
            <text:p>7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Paul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formula="of:=SUM([.C10:.G10])" office:value-type="float" office:value="6" calcext:value-type="float">
            <text:p>6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Maurice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table:formula="of:=SUM([.C11:.G11])" office:value-type="float" office:value="9" calcext:value-type="float">
            <text:p>9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David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table:formula="of:=SUM([.C12:.G12])" office:value-type="float" office:value="4.5" calcext:value-type="float">
            <text:p>4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Christia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,0</text:p>
          </table:table-cell>
          <table:table-cell table:number-columns-repeated="3"/>
          <table:table-cell table:formula="of:=SUM([.C13:.G13])" office:value-type="float" office:value="4.5" calcext:value-type="float">
            <text:p>4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Tilly</text:p>
          </table:table-cell>
          <table:table-cell office:value-type="float" office:value="4" calcext:value-type="float">
            <text:p>4,0</text:p>
          </table:table-cell>
          <table:table-cell table:number-columns-repeated="4"/>
          <table:table-cell table:formula="of:=SUM([.C14:.G14])" office:value-type="float" office:value="4" calcext:value-type="float">
            <text:p>4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Moritz</text:p>
          </table:table-cell>
          <table:table-cell office:value-type="float" office:value="4" calcext:value-type="float">
            <text:p>4,0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table:formula="of:=SUM([.C15:.G15])" office:value-type="float" office:value="6.5" calcext:value-type="float">
            <text:p>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Kiron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table:number-columns-repeated="3"/>
          <table:table-cell table:formula="of:=SUM([.C16:.G16])" office:value-type="float" office:value="3" calcext:value-type="float">
            <text:p>3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Wern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formula="of:=SUM([.C17:.G17])" office:value-type="float" office:value="1" calcext:value-type="float">
            <text:p>1,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Johann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formula="of:=SUM([.C18:.G18])" office:value-type="float" office:value="0" calcext:value-type="float">
            <text:p>0,0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Janko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formula="of:=SUM([.C19:.G19])" office:value-type="float" office:value="0" calcext:value-type="float">
            <text:p>0,0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number-columns-repeated="2"/>
          <table:table-cell table:style-name="Default" table:formula="of:=SUM([.C3:.C18])" office:value-type="float" office:value="48" calcext:value-type="float">
            <text:p>48</text:p>
          </table:table-cell>
          <table:table-cell table:style-name="Default" table:formula="of:=SUM([.D3:.D18])" office:value-type="float" office:value="48" calcext:value-type="float">
            <text:p>48</text:p>
          </table:table-cell>
          <table:table-cell table:style-name="Default" table:formula="of:=SUM([.E3:.E18])" office:value-type="float" office:value="21" calcext:value-type="float">
            <text:p>21</text:p>
          </table:table-cell>
          <table:table-cell table:style-name="Default" table:formula="of:=SUM([.F3:.F18])" office:value-type="float" office:value="0" calcext:value-type="float">
            <text:p>0</text:p>
          </table:table-cell>
          <table:table-cell table:style-name="Default" table:formula="of:=SUM([.G3:.G18])" office:value-type="float" office:value="0" calcext:value-type="float">
            <text:p>0</text:p>
          </table:table-cell>
          <table:table-cell table:style-name="Default" table:formula="of:=SUM([.H3:.H18])" office:value-type="float" office:value="117" calcext:value-type="float">
            <text:p>117</text:p>
          </table:table-cell>
          <table:table-cell table:number-columns-repeated="16376"/>
        </table:table-row>
      </table:table>
      <table:named-expressions/>
      <table:database-ranges>
        <table:database-range table:name="__Anonymous_Sheet_DB__0" table:target-range-address="'Turnierserie 2025 R2'.A3:'Turnierserie 2025 R2'.H1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.00.0000</text:date>, <text:time style:data-style-name="N2" text:time-value="13:19:05.4739915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4:55:45.575423136</meta:creation-date>
    <dc:date>2025-07-23T13:26:53.326272100</dc:date>
    <meta:editing-duration>PT52M9S</meta:editing-duration>
    <meta:editing-cycles>8</meta:editing-cycles>
    <meta:generator>LibreOffice/24.8.7.2$Linux_X86_64 LibreOffice_project/480$Build-2</meta:generator>
    <meta:document-statistic meta:table-count="1" meta:cell-count="97" meta:object-count="0"/>
  </office:meta>
</office:document-meta>
</file>